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ifyWarMojo.addJarWithClass( String theClassName , String theDescri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actifyWarMojo.create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ctifyWarMojo.addJspRedirec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actifyWarMojo.execute(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8">
            <text:p text:style-name="Table_20_Contents">8</text:p>
          </table:table-cell>
          <table:table-cell office:value-type="float" office:value="157">
            <text:p text:style-name="Table_20_Contents">157</text:p>
          </table:table-cell>
        </table:table-row>
        <table:table-row>
          <table:table-cell office:value-type="string">
            <text:p text:style-name="Table_20_Contents">CactifyWarMojo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Mojo.getSrc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Mojo.getOriginalWeb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tifyWarMojo.getArch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Mojo.setDestFile(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Mojo.cactifyWebXml( WebXml theWebXm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CactifyWarMojo.addEjbRefs( WebXml theWeb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tifyWarMojo.setContext( String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Mojo.addConfiguredEjbref( EjbRef theEjb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Mojo.setVersion( Version the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Mojo.createTempFile( String thePrefix , String theSuffix , File theParentDir , boolean isDeleteOnEx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actifyWarMojo.setSrcFile( File the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Mojo.setWarArchiver( WarArchiver warArch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Mojo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Mojo.setProject( Maven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Mojo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